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Droid Sans Mono" svg:font-family="'Droid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7dccf" officeooo:paragraph-rsid="0007dccf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07dccf" officeooo:paragraph-rsid="0007dccf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07dccf" officeooo:paragraph-rsid="0007dccf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08f602" officeooo:paragraph-rsid="0014ce96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0a24af" officeooo:paragraph-rsid="0014ce96" style:font-weight-asian="bold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0b4da4" officeooo:paragraph-rsid="000b4da4" style:font-weight-asian="bold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117ed4" officeooo:paragraph-rsid="00117ed4" style:font-weight-asian="bold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font-weight="normal" officeooo:rsid="000a24af" officeooo:paragraph-rsid="0014ce96" style:font-weight-asian="normal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fo:font-weight="normal" officeooo:rsid="000b4da4" officeooo:paragraph-rsid="00106be0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fo:font-weight="normal" officeooo:rsid="000edaf6" officeooo:paragraph-rsid="0014ce96" style:font-weight-asian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officeooo:paragraph-rsid="0014ce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24a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fd75" style:font-weight-asian="normal" style:font-weight-complex="normal"/>
    </style:style>
    <style:style style:name="T5" style:family="text">
      <style:text-properties fo:font-weight="normal" officeooo:rsid="00143ab0" style:font-weight-asian="normal" style:font-weight-complex="normal"/>
    </style:style>
    <style:style style:name="T6" style:family="text">
      <style:text-properties fo:font-weight="normal" officeooo:rsid="00158cd2" style:font-weight-asian="normal" style:font-weight-complex="normal"/>
    </style:style>
    <style:style style:name="T7" style:family="text">
      <style:text-properties fo:font-weight="normal" officeooo:rsid="00165ecc" style:font-weight-asian="normal" style:font-weight-complex="normal"/>
    </style:style>
    <style:style style:name="T8" style:family="text">
      <style:text-properties fo:font-weight="normal" officeooo:rsid="000a24af" style:font-weight-asian="normal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officeooo:rsid="001023a6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officeooo:rsid="0014ce96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style:text-underline-style="solid" style:text-underline-type="double" style:text-underline-width="auto" style:text-underline-color="font-color" officeooo:rsid="0014ce96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style:text-underline-style="none" officeooo:rsid="0014ce96" style:font-size-asian="12pt" style:font-size-complex="12pt"/>
    </style:style>
    <style:style style:name="T13" style:family="text">
      <style:text-properties fo:color="#000000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officeooo:rsid="00117ed4"/>
    </style:style>
    <style:style style:name="T16" style:family="text">
      <style:text-properties officeooo:rsid="00165ecc"/>
    </style:style>
    <style:style style:name="T17" style:family="text">
      <style:text-properties style:font-name="Droid Sans Mono" fo:font-size="10pt"/>
    </style:style>
    <style:style style:name="T18" style:family="text">
      <style:text-properties style:font-name="Droid Sans Mono" fo:font-size="10pt" fo:font-weight="normal" officeooo:rsid="00165ec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hemya McCarter-Ribakoff</text:p>
      <text:p text:style-name="P1">Dr. He</text:p>
      <text:p text:style-name="P1">MATH 448 T/Th 11:00 AM</text:p>
      <text:p text:style-name="P1">23 February 2017</text:p>
      <text:p text:style-name="P2">Project Proposal</text:p>
      <text:p text:style-name="P3"><text:span text:style-name="T1">Members:</text:span> Nehemya McCarter-Ribakoff</text:p>
      <text:p text:style-name="P4">About the Data</text:p>
      <text:p text:style-name="P8">The data is provided courtesy of the National Park Service<text:span text:style-name="T13">.</text:span><text:span text:style-name="T14"> </text:span><text:span text:style-name="T9">The National Park Service </text:span><text:span text:style-name="T10">S</text:span><text:span text:style-name="T9">pecies </text:span><text:span text:style-name="T10">L</text:span><text:span text:style-name="T9">ist </text:span><text:span text:style-name="T10">D</text:span><text:span text:style-name="T9">atabase is managed and updated by staff at individual national parks and the system-wide Inventory and Monitoring </text:span><text:span text:style-name="T12">Department</text:span><text:span text:style-name="T9">. </text:span></text:p>
      <text:p text:style-name="P11"><text:span text:style-name="T2">species.csv</text:span><text:span text:style-name="T8"> contains information about species identified within United States National Parks. The set contains the following columns: Species ID, Park Name, Category (Mammal, Reptile, etc.), Order, Family, Scientific Name, Common Names, Record Status. </text:span><text:span text:style-name="T7">There are 119248 observations.</text:span></text:p>
      <text:p text:style-name="P5">parks.csv <text:span text:style-name="T3">outlines basic information about each of the included National Parks. This </text:span><text:span text:style-name="T5">set is relevant for geographic information,</text:span><text:span text:style-name="T3"> as it contains the following data: Park Code, Park Name, State, Acres, Latitude, Longitude.</text:span></text:p>
      <text:p text:style-name="P10"><text:span text:style-name="T1">Source:</text:span> https://www.kaggle.com/nationalparkservice/park-biodiversity</text:p>
      <text:p text:style-name="P7">Problem: <text:span text:style-name="T7">Unsupervised learning: </text:span><text:span text:style-name="T3">inference/clustering</text:span></text:p>
      <text:p text:style-name="P7"><text:span text:style-name="T3">I would like to study the National Parks from a couple difference angles. For inference, which predictors, if any, have a relationship with biodiversity (ie latitude, park acreage, </text:span><text:span text:style-name="T5">state,</text:span><text:span text:style-name="T3"> etc.), </text:span><text:span text:style-name="T4">and what model best captures the relationship between biodiversity and its predictors? </text:span><text:span text:style-name="T5">I would also like to cluster the parks by similarity to see how different parks are similar (ie biodiversity, dominant taxa (which parks have similar species/families/etc.), </text:span><text:span text:style-name="T6">)</text:span><text:span text:style-name="T5">,</text:span></text:p>
      <text:p text:style-name="P6">Comments/Concerns</text:p>
      <text:p text:style-name="P9"><text:span text:style-name="T15">NPS withholds information regarding some endangered/threatened species for their safety. NPS clarifies that the data are a work in progress and time spent collecting data varies from park-to-pa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tlas Grotesk" svg:font-family="'Atlas Grotesk', sans-serif"/>
    <style:font-face style:name="Droid Sans Mono" svg:font-family="'Droid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y Goals</meta:initial-creator>
    <meta:creation-date>2017-02-17T11:20:13.222742290</meta:creation-date>
    <dc:date>2017-02-20T15:42:21.979239959</dc:date>
    <dc:creator>Ricky Goals</dc:creator>
    <meta:editing-duration>P3DT4H22M2S</meta:editing-duration>
    <meta:editing-cycles>14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227" meta:character-count="1653" meta:non-whitespace-character-count="1440"/>
  </office:meta>
</office:document-meta>
</file>